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Tento jazyk se používá ke kontrole pravopisu, dělení slov a slovník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lačítka úplně vlevo (Lupa).</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